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3" text:outline-level="3">1.0 Introducción</text:h>
      <text:p text:style-name="Text_20_body">En el capítulo anterior mencionamos que analizaríamos la vida desde una perspectiva poco habitual. No la observaremos únicamente como un conjunto de moléculas, tejidos u organismos biológicos; en este laboratorio iremos un paso más allá. La veremos como un sistema funcional, capaz de procesar información, resolver problemas y aprender. En otras palabras, la estudiaremos desde un punto de vista <text:span text:style-name="Strong_20_Emphasis">lógico</text:span>.</text:p>
      <text:p text:style-name="Text_20_body">Ya hemos adelantado que, bajo esta mirada, la vida puede interpretarse como un sistema inteligente. No un simple mecanismo, sino un <text:span text:style-name="Strong_20_Emphasis">computador natural</text:span> de asombrosa sofisticación. Un sistema que, generación tras generación, procesa datos, explora posibilidades y construye soluciones.</text:p>
      <text:p text:style-name="Text_20_body">El objetivo de este tercer acto es ambicioso: <text:span text:style-name="Strong_20_Emphasis">reproducir ese sistema en forma de una simulación lógica</text:span>, una máquina conceptual que nos permita comprender cómo opera la vida en su esencia funcional. Para lograrlo, debemos identificar primero los elementos fundamentales que la constituyen, aquellos sin los cuales no podríamos explicar su capacidad para “pensar” y evolucionar.</text:p>
      <text:p text:style-name="Text_20_body">En este capítulo nos enfocaremos en uno de esos elementos clave: <text:span text:style-name="Strong_20_Emphasis">la memoria</text:span>.</text:p>
      <text:p text:style-name="Text_20_body">Si la vida es una máquina que resuelve problemas, necesariamente debe disponer de un lugar donde almacenar la información que necesita para llevar a cabo su tarea. Ningún sistema inteligente podría operar sin un mecanismo para conservar datos, recordar estados previos, registrar progresos y proyectar futuros posibles. Esta función –en la vida real– está a cargo de una estructura tan enigmática como fascinante: el <text:span text:style-name="Strong_20_Emphasis">ADN</text:span>.</text:p>
      <text:p text:style-name="Text_20_body">A primera vista, solemos pensar en el ADN como una molécula que almacena instrucciones para construir proteínas y organismos. Sin embargo, desde el enfoque lógico que adoptaremos aquí, lo veremos bajo una luz diferente: como el <text:span text:style-name="Strong_20_Emphasis">soporte de memoria</text:span> de un sistema de cálculo. Una memoria que no solo guarda datos estáticos, sino que contiene el estado mismo del proceso que la vida lleva adelante.</text:p>
      <text:p text:style-name="Text_20_body">En este laboratorio estudiaremos tres aspectos esenciales:</text:p>
      <text:list xml:id="list2805160275" text:style-name="L1">
        <text:list-item>
          <text:p text:style-name="P1"><text:span text:style-name="Strong_20_Emphasis">Qué es una memoria</text:span> desde el punto de vista de un sistema lógico.</text:p>
        </text:list-item>
        <text:list-item>
          <text:p text:style-name="P1"><text:span text:style-name="Strong_20_Emphasis">Cuál es su función</text:span> dentro de una máquina capaz de resolver problemas complejos.</text:p>
        </text:list-item>
        <text:list-item>
          <text:p text:style-name="P1"><text:span text:style-name="Strong_20_Emphasis">Cómo implementa la vida esta función</text:span> mediante el ADN, y qué implicaciones tiene esto para entender su inteligencia.</text:p>
        </text:list-item>
      </text:list>
      <text:p text:style-name="Text_20_body">Cada sección nos acercará un poco más a comprender la naturaleza de la vida como sistema de información. Pero no nos limitaremos a conceptos abstractos: construiremos un modelo simple y accesible que permita visualizar cómo funciona esta memoria, cómo almacena los datos y cómo los transmite a lo largo del tiempo.</text:p>
      <text:p text:style-name="Text_20_body">Este capítulo es solo el comienzo. Aquí abriremos la puerta a un modo de pensar que nos permitirá observar el ADN –y, por extensión, la vida– desde una perspectiva radicalmente distinta. Una en la que <text:soft-page-break/>la biología y la lógica se combinan para revelar que la inteligencia puede ser un fenómeno natural, inevitable, y mucho más cercano a nosotros de lo que jamás imaginamos.</text:p>
      <text:p text:style-name="Horizontal_20_Line"/>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24T09:38:25.092000000</meta:creation-date>
    <dc:date>2025-08-24T09:42:17.711000000</dc:date>
    <meta:editing-duration>PT3M52S</meta:editing-duration>
    <meta:editing-cycles>2</meta:editing-cycles>
    <meta:generator>LibreOffice/7.3.5.2$Windows_X86_64 LibreOffice_project/184fe81b8c8c30d8b5082578aee2fed2ea847c01</meta:generator>
    <meta:document-statistic meta:table-count="0" meta:image-count="0" meta:object-count="0" meta:page-count="2" meta:paragraph-count="13" meta:word-count="469" meta:character-count="2977" meta:non-whitespace-character-count="2524"/>
  </office:meta>
</office:document-meta>
</file>